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in" fo:margin-right="0in" fo:margin-top="0in" fo:margin-bottom="0in" loext:contextual-spacing="false" fo:text-indent="0.5in"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arcie z legendą</text:p>
      <text:p text:style-name="P1"/>
      <text:p text:style-name="P4">Ci, którzy wiedzą coś na temat piwa, z pewnością słyszeli, że od paru lat w Polsce mamy tak zwaną rewolucję piwną. Kiedyś w sklepach mogliśmy dostać przedstawicieli eurolagerów, czyli piw bez smaku. Oczywiście były wyjątki, jak choćby porter z Żywca. Rewolucja przeszła długą drogę przez pilsy, strong ale, portery bałtyckie, na wee heavy czy extreme ipa nie kończąc. Dziś, idąc do sklepu specjalistycznego, niczym dziwnym jest smoked foreign extra stout, gdzie słód wędzony był na kozich odchodach. </text:p>
      <text:p text:style-name="P4"/>
      <text:p text:style-name="P4">Pisząc to, mierzę się z legendą polskiego kraftu. Walczę z piwem podobno niedoścignionym, piwem, które w rankingach nie tylko polskich, ale i światowych zajmuje szczyty list, o ile nie zaszczytne, pierwsze miejsce. Właśnie rozkoszuję się Imperium Prunum z browaru Kormoran. Jest to piwo, które wywołało niemały szum. Gdy debiutowało na początku roku 2016, próżno było szukać go na sklepowych półkach mniejszych miast. Wszystkie butelki bowiem zostały wyprzedane, nim trafiły do sklepów. Początkowo piwo kosztowało około 20 zł za butelkę, w niedługim jednak czasie jego cena skoczyła niebotycznie i na znanym portalu aukcyjnym można było znaleźć je w cenie 270 zł. Piwo oczywiście dostało drugą warkę (drugi rozlew), którą właśnie degustuję, ale i jego cena nie jest niska. Koszt jednej butelki to wydatek 70 zł. Jest oczywiście mocno limitowane, gdyż jedna osoba może zakupić jedną sztukę. Ja tu gadu-gadu, ale przejdźmy do konkretów. Jak prezentuje się opakowanie? Wygląda świetnie. Gustowne kartonowe pudełko skrywa w sobie piękną, malowaną czarną butelkę. Z przodu widnieje złoty herb, stworzony tylko dla tego piwa. Z tyłu natomiast mamy jego czarny odpowiednik. Szyjkę butelki okrywa lakowa korona.</text:p>
      <text:p text:style-name="P2"/>
      <text:p text:style-name="P1"><text:span text:style-name="T1">Smak</text:span></text:p>
      <text:p text:style-name="P1">Spodziewałem się wiele po tym piwie, może zbyt wiele. Nie przeczę, byłem bardzo dobrze nastawiony, wręcz popadłem w zachwyt. Słysząc wspaniałe ballady o lekkiej, acz nie przytłaczającej wędzonce, wspaniałych truflach i szlachetnym posmaku kawy, mój język był gotowy na ten boski trunek z finiszem w postaci gorzkiej czekolady. Niestety, co prawda dostałem kawę trufle i wędzonkę, ale również przytłaczający dodatek sosu sojowego, który kompletnie zniszczył równowagę tego piwa. Finisz to gorzka czekolada.</text:p>
      <text:p text:style-name="P2"/>
      <text:p text:style-name="P1"><text:span text:style-name="T1">Aromat</text:span></text:p>
      <text:p text:style-name="P1">Piwo charakteryzuje się aromatem mocno palonej kawy i suszonych owoców. Przede wszystkim śliwki i głęboka dymna nuta, a także sos sojowy i likier. Wyczuwalny jest też szlachetny alkohol.</text:p>
      <text:p text:style-name="P2"/>
      <text:p text:style-name="P1"><text:span text:style-name="T1">Goryczka</text:span></text:p>
      <text:p text:style-name="P1">Niska, niezalegająca w postaci wędzonki i czekolady.</text:p>
      <text:p text:style-name="P2"/>
      <text:p text:style-name="P1"><text:span text:style-name="T1">Kolor</text:span></text:p>
      <text:p text:style-name="P1">Ciemnobrunatny, niemal nieprzejrzysty, z brązowym przebłyskiem w przewężeniu.</text:p>
      <text:p text:style-name="P1"><text:s/></text:p>
      <text:p text:style-name="P1">Podsumowując, jest to naprawdę dobry przedstawiciel Imperialnego Porteru Bałtyckiego, jednak jego legenda zdecydowanie go przerosła.</text:p>
      <text:p text:style-name="P1"/>
      <text:p text:style-name="P1"/>
      <text:p text:style-name="P1"/>
      <text:p text:style-name="P1"/>
      <text:p text:style-name="P1"/>
      <text:p text:style-name="P1"/>
      <text:p text:style-name="P1"><text:soft-page-break/><text:span text:style-name="T1">Geneza piwnego stylu.</text:span></text:p>
      <text:p text:style-name="P1"/>
      <text:p text:style-name="P1"/>
      <text:p text:style-name="P1"/>
      <text:p text:style-name="P1">Czym w zasadzie jest porter bałtycki, skąd się wziął i dlaczego jest nazwany „piwowarskim skarbem Polski”? Zacznijmy od najprostszego podziału piwa. Są dwa główne nurty piwa typu „ale” oraz piwa typu „lager”. Ten pierwszy uzyskiwany jest w procesie górnej fermentacji, natomiast drugi w procesie fermentacji dolnej. Nasz rodzimy skarb znajduje się w grupie lagerów. Co ciekawe sam porter jest przydzielony do królestwa „ale”. Jednak jak doszło do takiej rozbieżności. Przecież oba te piwa są ciemne, w oby czuć kawę, paloność i wiele innych wspólnych smaków. Wszystko zaczęło się od porteru angielskiego. Był to trunek codzienny, niezbyt mocny o ekstrakcie w granicach 12-16 blg. Samą nazwę przyjął właśnie od porterów, czyli bliżej nam znanych tragarzy. Jak wiadomo chodzenie po całym mieście będąc obładowanym tobołami, nie należy do prac najlżejszych. Toteż piwo w ich kręgach było bardzo popularne. Ściślej rzecz ujmując, było one popularne ze względu na zanieczyszczoną wodę. Idąc jednak dalej, z biegiem czasu zaczęto produkować coraz to mocniejsze wersje tego napitku. Bardziej sycące, aromatyczne, treściwe, a co najważniejsze zawierające więcej alkoholu. Jak tego dokonywano? Bardzo prosto, zwiększano ekstrakt. Prościej, jest to ilość cukrów jakie wytrąciły się w procesie zacierania. Przykładowo 10 blg oznacza 100g cukru na litrze brzeczki.</text:p>
      <text:p text:style-name="P1">Przez ten cały cykl wzmacniania piwa powstał „stout porter” czyli mocny porter. Były to czasy kiedy Anglia była prawdziwą potęgą. Ameryka, Indie, Australia, wielkie kolonie należące do nich. Dlatego też Anglia eksportowała w te miejsca swoje piwa. Oczywiście nie tylko w te, bo w owym czasie głównym importerem była carska Rosja. Jednak w wyniku wojen napoleońskich nastąpiła przerwa w eksporcie towarów do Europy. Jak jednak wiadomo, rynek nie znosi pustki, więc siłą rzeczy napój ten zaczęto wytwarzać na miejscu. W tym czasie niesamowitą furorę zaczęło zyskiwać jeszcze inne piwo. Mianowicie Pilsner Urquell. Zrobił się na to piwo wieli boom. I każdy prawie chciał ważyć piwo typu pilzneńskiego, które było piwem dolnej. A jak pisałem wcześniej sam stout porter był poddawany fermentacji górnej. Tak to już jest z człowiekiem, że lubi sobie ułatwiać życie. Skoro praktycznie wszystkie browary ważyły Pilsnera to czy nie dałoby się <text:s/>wykorzystać drożdży dolnej fermentacji do stout’a? Tak też zrobiono i w ten sposób uzyskano porter bałtycki.</text:p>
      <text:p text:style-name="P1"><text:s/></text:p>
      <text:p text:style-name="P1">Czym jednak różni się taki porter bałtycki od stout portera. Na pewno jest delikatniejszy i słabszy. Przy tym jednak bardziej ułożony i harmonijny. Bardziej elegancji.</text:p>
      <text:p text:style-name="P1">Jak działa czas na poter? Cóż, dobrze. Nabywa nut utlenienia. Śliwek, rodzynek, sherry, czyli czegoś co go uszlachetnia i wzbogaca smak. Kompletnie inaczej jest w piwach jasnych dla których utlenienie jest wadą objawiającą się zwiększoną karmelowością, modem i zapachem mokrego kartonu.</text:p>
      <text:p text:style-name="P1"/>
      <text:p text:style-name="P1"><text:s/></text:p>
      <text:p text:style-name="P1"><text:a xlink:type="simple" xlink:href="http://browarkormoran.pl/wp-content/uploads/piwo-imperium-prunum-browar-kormoran-2017.jpg" text:style-name="Internet_20_link" text:visited-style-name="Visited_20_Internet_20_Link"><text:span text:style-name="T2">http://browarkormoran.pl/wp-content/uploads/piwo-imperium-prunum-browar-kormoran-2017.jpg</text:span></text:a></text:p>
      <text:p text:style-name="P1"><text:a xlink:type="simple" xlink:href="https://blog.kopyra.com/wp-content/uploads/2016/01/imperium-prunum.jpg" text:style-name="Internet_20_link" text:visited-style-name="Visited_20_Internet_20_Link"><text:span text:style-name="T2">https://blog.kopyra.com//wp-content/uploads/2016/01/imperium-prunum.jpg</text:span></text:a></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3" meta:word-count="823" meta:character-count="5728" meta:non-whitespace-character-count="4918"/>
    <meta:generator>LibreOfficeDev/5.1.0.3$Linux_X86_64 LibreOffice_project/</meta:generator>
  </office:meta>
</office:document-meta>
</file>